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542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972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Default" office:value-type="float" office:value="-56.681138167445" calcext:value-type="float">
            <text:p>-56.681138167445</text:p>
          </table:table-cell>
          <table:table-cell table:style-name="Default" office:value-type="float" office:value="22.7139462528139" calcext:value-type="float">
            <text:p>22.7139462528139</text:p>
          </table:table-cell>
          <table:table-cell table:style-name="Default" office:value-type="float" office:value="-79.3950844202587" calcext:value-type="float">
            <text:p>-79.3950844202587</text:p>
          </table:table-cell>
          <table:table-cell table:style-name="Default" office:value-type="float" office:value="56.5432098765432" calcext:value-type="float">
            <text:p>56.5432098765432</text:p>
          </table:table-cell>
          <table:table-cell table:style-name="Default" office:value-type="float" office:value="60.1990049751244" calcext:value-type="float">
            <text:p>60.1990049751244</text:p>
          </table:table-cell>
          <table:table-cell table:style-name="Default" office:value-type="float" office:value="52.9411764705882" calcext:value-type="float">
            <text:p>52.9411764705882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3.841108015258" calcext:value-type="float">
            <text:p>133.841108015258</text:p>
          </table:table-cell>
          <table:table-cell table:style-name="Default" office:value-type="float" office:value="104.976611262426" calcext:value-type="float">
            <text:p>104.976611262426</text:p>
          </table:table-cell>
          <table:table-cell table:style-name="Default" office:value-type="float" office:value="28.8644967528319" calcext:value-type="float">
            <text:p>28.8644967528319</text:p>
          </table:table-cell>
          <table:table-cell table:style-name="Default" office:value-type="float" office:value="21.3075060532688" calcext:value-type="float">
            <text:p>21.3075060532688</text:p>
          </table:table-cell>
          <table:table-cell table:style-name="Default" office:value-type="float" office:value="23.6111111111111" calcext:value-type="float">
            <text:p>23.6111111111111</text:p>
          </table:table-cell>
          <table:table-cell table:style-name="Default" office:value-type="float" office:value="18.7817258883249" calcext:value-type="float">
            <text:p>18.7817258883249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40.957191064869" calcext:value-type="float">
            <text:p>-140.957191064869</text:p>
          </table:table-cell>
          <table:table-cell table:style-name="Default" office:value-type="float" office:value="-17.1333508240542" calcext:value-type="float">
            <text:p>-17.1333508240542</text:p>
          </table:table-cell>
          <table:table-cell table:style-name="Default" office:value-type="float" office:value="-123.823840240815" calcext:value-type="float">
            <text:p>-123.823840240815</text:p>
          </table:table-cell>
          <table:table-cell table:style-name="Default" office:value-type="float" office:value="57.3849878934625" calcext:value-type="float">
            <text:p>57.3849878934625</text:p>
          </table:table-cell>
          <table:table-cell table:style-name="Default" office:value-type="float" office:value="59.7222222222222" calcext:value-type="float">
            <text:p>59.7222222222222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3.0422483313827" calcext:value-type="float">
            <text:p>-93.0422483313827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0.689852890133" calcext:value-type="float">
            <text:p>-130.689852890133</text:p>
          </table:table-cell>
          <table:table-cell table:style-name="Default" office:value-type="float" office:value="61.2590799031477" calcext:value-type="float">
            <text:p>61.2590799031477</text:p>
          </table:table-cell>
          <table:table-cell table:style-name="ce4" office:value-type="float" office:value="66.6666666666667" calcext:value-type="float">
            <text:p>66.6666666666667</text:p>
          </table:table-cell>
          <table:table-cell table:style-name="Default" office:value-type="float" office:value="55.3299492385787" calcext:value-type="float">
            <text:p>55.3299492385787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14.236991846977" calcext:value-type="float">
            <text:p>-114.236991846977</text:p>
          </table:table-cell>
          <table:table-cell table:style-name="Default" office:value-type="float" office:value="34.2737042113781" calcext:value-type="float">
            <text:p>34.2737042113781</text:p>
          </table:table-cell>
          <table:table-cell table:style-name="Default" office:value-type="float" office:value="-148.510696058355" calcext:value-type="float">
            <text:p>-148.510696058355</text:p>
          </table:table-cell>
          <table:table-cell table:style-name="Default" office:value-type="float" office:value="56.4727954971857" calcext:value-type="float">
            <text:p>56.4727954971857</text:p>
          </table:table-cell>
          <table:table-cell table:style-name="Default" office:value-type="float" office:value="61.3333333333333" calcext:value-type="float">
            <text:p>61.3333333333333</text:p>
          </table:table-cell>
          <table:table-cell table:style-name="Default" office:value-type="float" office:value="50.2145922746781" calcext:value-type="float">
            <text:p>50.2145922746781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0.585705352230893" calcext:value-type="float">
            <text:p>-0.585705352230893</text:p>
          </table:table-cell>
          <table:table-cell table:style-name="Default" office:value-type="float" office:value="-23.0520762129488" calcext:value-type="float">
            <text:p>-23.0520762129488</text:p>
          </table:table-cell>
          <table:table-cell table:style-name="Default" office:value-type="float" office:value="22.4663708607179" calcext:value-type="float">
            <text:p>22.4663708607179</text:p>
          </table:table-cell>
          <table:table-cell table:style-name="Default" office:value-type="float" office:value="68.9655172413793" calcext:value-type="float">
            <text:p>68.9655172413793</text:p>
          </table:table-cell>
          <table:table-cell table:style-name="Default" office:value-type="float" office:value="64.0776699029126" calcext:value-type="float">
            <text:p>64.0776699029126</text:p>
          </table:table-cell>
          <table:table-cell table:style-name="Default" office:value-type="float" office:value="80.952380952381" calcext:value-type="float">
            <text:p>80.95238095238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13.222262251498" calcext:value-type="float">
            <text:p>-113.222262251498</text:p>
          </table:table-cell>
          <table:table-cell table:style-name="Default" office:value-type="float" office:value="1.56809794880754" calcext:value-type="float">
            <text:p>1.56809794880754</text:p>
          </table:table-cell>
          <table:table-cell table:style-name="Default" office:value-type="float" office:value="-114.790360200305" calcext:value-type="float">
            <text:p>-114.790360200305</text:p>
          </table:table-cell>
          <table:table-cell table:style-name="Default" office:value-type="float" office:value="61.0849056603774" calcext:value-type="float">
            <text:p>61.0849056603774</text:p>
          </table:table-cell>
          <table:table-cell table:style-name="Default" office:value-type="float" office:value="65.7142857142857" calcext:value-type="float">
            <text:p>65.7142857142857</text:p>
          </table:table-cell>
          <table:table-cell table:style-name="Default" office:value-type="float" office:value="56.5420560747664" calcext:value-type="float">
            <text:p>56.5420560747664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-577.645446916132" calcext:value-type="float">
            <text:p>-577.645446916132</text:p>
          </table:table-cell>
          <table:table-cell table:style-name="Default" office:value-type="float" office:value="-298.644958482162" calcext:value-type="float">
            <text:p>-298.644958482162</text:p>
          </table:table-cell>
          <table:table-cell table:style-name="Default" office:value-type="float" office:value="-279.00048843397" calcext:value-type="float">
            <text:p>-279.00048843397</text:p>
          </table:table-cell>
          <table:table-cell table:style-name="Default" office:value-type="float" office:value="50.7795100222717" calcext:value-type="float">
            <text:p>50.7795100222717</text:p>
          </table:table-cell>
          <table:table-cell table:style-name="Default" office:value-type="float" office:value="48.8479262672811" calcext:value-type="float">
            <text:p>48.8479262672811</text:p>
          </table:table-cell>
          <table:table-cell table:style-name="Default" office:value-type="float" office:value="52.5862068965517" calcext:value-type="float">
            <text:p>52.5862068965517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3.6810682635902" calcext:value-type="float">
            <text:p>53.6810682635902</text:p>
          </table:table-cell>
          <table:table-cell table:style-name="Default" office:value-type="float" office:value="97.342953683673" calcext:value-type="float">
            <text:p>97.342953683673</text:p>
          </table:table-cell>
          <table:table-cell table:style-name="Default" office:value-type="float" office:value="-43.6618854200829" calcext:value-type="float">
            <text:p>-43.6618854200829</text:p>
          </table:table-cell>
          <table:table-cell table:style-name="Default" office:value-type="float" office:value="24.2130750605327" calcext:value-type="float">
            <text:p>24.2130750605327</text:p>
          </table:table-cell>
          <table:table-cell table:style-name="Default" office:value-type="float" office:value="27.7777777777778" calcext:value-type="float">
            <text:p>27.7777777777778</text:p>
          </table:table-cell>
          <table:table-cell table:style-name="Default" office:value-type="float" office:value="20.3045685279188" calcext:value-type="float">
            <text:p>20.304568527918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186.351315589966" calcext:value-type="float">
            <text:p>-186.351315589966</text:p>
          </table:table-cell>
          <table:table-cell table:style-name="Default" office:value-type="float" office:value="-32.2015749641169" calcext:value-type="float">
            <text:p>-32.2015749641169</text:p>
          </table:table-cell>
          <table:table-cell table:style-name="Default" office:value-type="float" office:value="-154.149740625849" calcext:value-type="float">
            <text:p>-154.149740625849</text:p>
          </table:table-cell>
          <table:table-cell table:style-name="Default" office:value-type="float" office:value="65.3753026634383" calcext:value-type="float">
            <text:p>65.3753026634383</text:p>
          </table:table-cell>
          <table:table-cell table:style-name="Default" office:value-type="float" office:value="72.6851851851852" calcext:value-type="float">
            <text:p>72.6851851851852</text:p>
          </table:table-cell>
          <table:table-cell table:style-name="Default" office:value-type="float" office:value="57.3604060913706" calcext:value-type="float">
            <text:p>57.360406091370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08.114210602713" calcext:value-type="float">
            <text:p>-108.114210602713</text:p>
          </table:table-cell>
          <table:table-cell table:style-name="Default" office:value-type="float" office:value="29.8830542117846" calcext:value-type="float">
            <text:p>29.8830542117846</text:p>
          </table:table-cell>
          <table:table-cell table:style-name="Default" office:value-type="float" office:value="-137.997264814498" calcext:value-type="float">
            <text:p>-137.997264814498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5.7407407407407" calcext:value-type="float">
            <text:p>65.7407407407407</text:p>
          </table:table-cell>
          <table:table-cell table:style-name="Default" office:value-type="float" office:value="55.8375634517767" calcext:value-type="float">
            <text:p>55.8375634517767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109.006732331365" calcext:value-type="float">
            <text:p>-109.006732331365</text:p>
          </table:table-cell>
          <table:table-cell table:style-name="Default" office:value-type="float" office:value="38.1629557468299" calcext:value-type="float">
            <text:p>38.1629557468299</text:p>
          </table:table-cell>
          <table:table-cell table:style-name="Default" office:value-type="float" office:value="-147.169688078195" calcext:value-type="float">
            <text:p>-147.169688078195</text:p>
          </table:table-cell>
          <table:table-cell table:style-name="Default" office:value-type="float" office:value="60.7515657620042" calcext:value-type="float">
            <text:p>60.7515657620042</text:p>
          </table:table-cell>
          <table:table-cell table:style-name="Default" office:value-type="float" office:value="67.175572519084" calcext:value-type="float">
            <text:p>67.175572519084</text:p>
          </table:table-cell>
          <table:table-cell table:style-name="Default" office:value-type="float" office:value="52.9953917050691" calcext:value-type="float">
            <text:p>52.9953917050691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32.7391616089212" calcext:value-type="float">
            <text:p>-32.7391616089212</text:p>
          </table:table-cell>
          <table:table-cell table:style-name="Default" office:value-type="float" office:value="18.2689433955282" calcext:value-type="float">
            <text:p>18.2689433955282</text:p>
          </table:table-cell>
          <table:table-cell table:style-name="Default" office:value-type="float" office:value="-51.0081050044494" calcext:value-type="float">
            <text:p>-51.0081050044494</text:p>
          </table:table-cell>
          <table:table-cell table:style-name="Default" office:value-type="float" office:value="64.3598615916955" calcext:value-type="float">
            <text:p>64.3598615916955</text:p>
          </table:table-cell>
          <table:table-cell table:style-name="Default" office:value-type="float" office:value="67.4698795180723" calcext:value-type="float">
            <text:p>67.4698795180723</text:p>
          </table:table-cell>
          <table:table-cell table:style-name="Default" office:value-type="float" office:value="60.1626016260163" calcext:value-type="float">
            <text:p>60.1626016260163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74.6942795671406" calcext:value-type="float">
            <text:p>-74.6942795671406</text:p>
          </table:table-cell>
          <table:table-cell table:style-name="Default" office:value-type="float" office:value="27.9764519497003" calcext:value-type="float">
            <text:p>27.9764519497003</text:p>
          </table:table-cell>
          <table:table-cell table:style-name="Default" office:value-type="float" office:value="-102.670731516841" calcext:value-type="float">
            <text:p>-102.670731516841</text:p>
          </table:table-cell>
          <table:table-cell table:style-name="Default" office:value-type="float" office:value="60.7655502392344" calcext:value-type="float">
            <text:p>60.7655502392344</text:p>
          </table:table-cell>
          <table:table-cell table:style-name="Default" office:value-type="float" office:value="64.6788990825688" calcext:value-type="float">
            <text:p>64.6788990825688</text:p>
          </table:table-cell>
          <table:table-cell table:style-name="Default" office:value-type="float" office:value="56.5" calcext:value-type="float">
            <text:p>56.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style-name="Default" office:value-type="float" office:value="-622.744953173202" calcext:value-type="float">
            <text:p>-622.744953173202</text:p>
          </table:table-cell>
          <table:table-cell table:style-name="Default" office:value-type="float" office:value="-289.112033493438" calcext:value-type="float">
            <text:p>-289.112033493438</text:p>
          </table:table-cell>
          <table:table-cell table:style-name="Default" office:value-type="float" office:value="-333.632919679764" calcext:value-type="float">
            <text:p>-333.632919679764</text:p>
          </table:table-cell>
          <table:table-cell table:style-name="Default" office:value-type="float" office:value="51.605504587156" calcext:value-type="float">
            <text:p>51.605504587156</text:p>
          </table:table-cell>
          <table:table-cell table:style-name="Default" office:value-type="float" office:value="51.7412935323383" calcext:value-type="float">
            <text:p>51.7412935323383</text:p>
          </table:table-cell>
          <table:table-cell table:style-name="Default" office:value-type="float" office:value="51.4893617021277" calcext:value-type="float">
            <text:p>51.4893617021277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.046674162353" calcext:value-type="float">
            <text:p>30.046674162353</text:p>
          </table:table-cell>
          <table:table-cell table:style-name="Default" office:value-type="float" office:value="63.2942000510621" calcext:value-type="float">
            <text:p>63.2942000510621</text:p>
          </table:table-cell>
          <table:table-cell table:style-name="Default" office:value-type="float" office:value="-33.2475258887091" calcext:value-type="float">
            <text:p>-33.2475258887091</text:p>
          </table:table-cell>
          <table:table-cell table:style-name="Default" office:value-type="float" office:value="36.5617433414044" calcext:value-type="float">
            <text:p>36.5617433414044</text:p>
          </table:table-cell>
          <table:table-cell table:style-name="Default" office:value-type="float" office:value="38.4259259259259" calcext:value-type="float">
            <text:p>38.4259259259259</text:p>
          </table:table-cell>
          <table:table-cell table:style-name="Default" office:value-type="float" office:value="34.5177664974619" calcext:value-type="float">
            <text:p>34.5177664974619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126.353632245884" calcext:value-type="float">
            <text:p>-126.353632245884</text:p>
          </table:table-cell>
          <table:table-cell table:style-name="Default" office:value-type="float" office:value="-0.199666005919181" calcext:value-type="float">
            <text:p>-0.199666005919181</text:p>
          </table:table-cell>
          <table:table-cell table:style-name="Default" office:value-type="float" office:value="-126.153966239965" calcext:value-type="float">
            <text:p>-126.153966239965</text:p>
          </table:table-cell>
          <table:table-cell table:style-name="Default" office:value-type="float" office:value="63.1961259079903" calcext:value-type="float">
            <text:p>63.1961259079903</text:p>
          </table:table-cell>
          <table:table-cell table:style-name="Default" office:value-type="float" office:value="69.4444444444444" calcext:value-type="float">
            <text:p>69.4444444444444</text:p>
          </table:table-cell>
          <table:table-cell table:style-name="Default" office:value-type="float" office:value="56.3451776649746" calcext:value-type="float">
            <text:p>56.345177664974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17.228898841691" calcext:value-type="float">
            <text:p>-117.228898841691</text:p>
          </table:table-cell>
          <table:table-cell table:style-name="Default" office:value-type="float" office:value="29.1050175267536" calcext:value-type="float">
            <text:p>29.1050175267536</text:p>
          </table:table-cell>
          <table:table-cell table:style-name="Default" office:value-type="float" office:value="-146.333916368444" calcext:value-type="float">
            <text:p>-146.333916368444</text:p>
          </table:table-cell>
          <table:table-cell table:style-name="Default" office:value-type="float" office:value="60.5326876513317" calcext:value-type="float">
            <text:p>60.5326876513317</text:p>
          </table:table-cell>
          <table:table-cell table:style-name="Default" office:value-type="float" office:value="65.2777777777778" calcext:value-type="float">
            <text:p>65.2777777777778</text:p>
          </table:table-cell>
          <table:table-cell table:style-name="Default" office:value-type="float" office:value="55.3299492385787" calcext:value-type="float">
            <text:p>55.3299492385787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64.5737428518628" calcext:value-type="float">
            <text:p>-64.5737428518628</text:p>
          </table:table-cell>
          <table:table-cell table:style-name="Default" office:value-type="float" office:value="-15.6948046456806" calcext:value-type="float">
            <text:p>-15.6948046456806</text:p>
          </table:table-cell>
          <table:table-cell table:style-name="Default" office:value-type="float" office:value="-48.8789382061822" calcext:value-type="float">
            <text:p>-48.8789382061822</text:p>
          </table:table-cell>
          <table:table-cell table:style-name="Default" office:value-type="float" office:value="62.6780626780627" calcext:value-type="float">
            <text:p>62.6780626780627</text:p>
          </table:table-cell>
          <table:table-cell table:style-name="Default" office:value-type="float" office:value="66.3212435233161" calcext:value-type="float">
            <text:p>66.3212435233161</text:p>
          </table:table-cell>
          <table:table-cell table:style-name="Default" office:value-type="float" office:value="58.2278481012658" calcext:value-type="float">
            <text:p>58.227848101265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07.719996685061" calcext:value-type="float">
            <text:p>-107.719996685061</text:p>
          </table:table-cell>
          <table:table-cell table:style-name="Default" office:value-type="float" office:value="-7.51672068219239" calcext:value-type="float">
            <text:p>-7.51672068219239</text:p>
          </table:table-cell>
          <table:table-cell table:style-name="Default" office:value-type="float" office:value="-100.203276002869" calcext:value-type="float">
            <text:p>-100.203276002869</text:p>
          </table:table-cell>
          <table:table-cell table:style-name="Default" office:value-type="float" office:value="60.9756097560976" calcext:value-type="float">
            <text:p>60.9756097560976</text:p>
          </table:table-cell>
          <table:table-cell table:style-name="Default" office:value-type="float" office:value="63.5514018691589" calcext:value-type="float">
            <text:p>63.5514018691589</text:p>
          </table:table-cell>
          <table:table-cell table:style-name="Default" office:value-type="float" office:value="58.1632653061225" calcext:value-type="float">
            <text:p>58.163265306122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1043.29610618771" calcext:value-type="float">
            <text:p>-1043.29610618771</text:p>
          </table:table-cell>
          <table:table-cell table:style-name="Default" office:value-type="float" office:value="-474.781684077254" calcext:value-type="float">
            <text:p>-474.781684077254</text:p>
          </table:table-cell>
          <table:table-cell table:style-name="Default" office:value-type="float" office:value="-568.514422110455" calcext:value-type="float">
            <text:p>-568.514422110455</text:p>
          </table:table-cell>
          <table:table-cell table:style-name="Default" office:value-type="float" office:value="34.7126436781609" calcext:value-type="float">
            <text:p>34.7126436781609</text:p>
          </table:table-cell>
          <table:table-cell table:style-name="Default" office:value-type="float" office:value="32.2916666666667" calcext:value-type="float">
            <text:p>32.2916666666667</text:p>
          </table:table-cell>
          <table:table-cell table:style-name="Default" office:value-type="float" office:value="36.6255144032922" calcext:value-type="float">
            <text:p>36.6255144032922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23.2417364450272" calcext:value-type="float">
            <text:p>-23.2417364450272</text:p>
          </table:table-cell>
          <table:table-cell table:style-name="Default" office:value-type="float" office:value="74.9570134283572" calcext:value-type="float">
            <text:p>74.9570134283572</text:p>
          </table:table-cell>
          <table:table-cell table:style-name="Default" office:value-type="float" office:value="-98.1987498733844" calcext:value-type="float">
            <text:p>-98.1987498733844</text:p>
          </table:table-cell>
          <table:table-cell table:style-name="Default" office:value-type="float" office:value="44.7941888619855" calcext:value-type="float">
            <text:p>44.7941888619855</text:p>
          </table:table-cell>
          <table:table-cell table:style-name="Default" office:value-type="float" office:value="48.1481481481482" calcext:value-type="float">
            <text:p>48.1481481481482</text:p>
          </table:table-cell>
          <table:table-cell table:style-name="Default" office:value-type="float" office:value="41.1167512690355" calcext:value-type="float">
            <text:p>41.1167512690355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121.046268710118" calcext:value-type="float">
            <text:p>-121.046268710118</text:p>
          </table:table-cell>
          <table:table-cell table:style-name="Default" office:value-type="float" office:value="32.1494344835461" calcext:value-type="float">
            <text:p>32.1494344835461</text:p>
          </table:table-cell>
          <table:table-cell table:style-name="Default" office:value-type="float" office:value="-153.195703193664" calcext:value-type="float">
            <text:p>-153.195703193664</text:p>
          </table:table-cell>
          <table:table-cell table:style-name="Default" office:value-type="float" office:value="60.0484261501211" calcext:value-type="float">
            <text:p>60.0484261501211</text:p>
          </table:table-cell>
          <table:table-cell table:style-name="Default" office:value-type="float" office:value="64.8148148148148" calcext:value-type="float">
            <text:p>64.8148148148148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-109.048317576177" calcext:value-type="float">
            <text:p>-109.048317576177</text:p>
          </table:table-cell>
          <table:table-cell table:style-name="Default" office:value-type="float" office:value="35.779772779706" calcext:value-type="float">
            <text:p>35.779772779706</text:p>
          </table:table-cell>
          <table:table-cell table:style-name="Default" office:value-type="float" office:value="-144.828090355883" calcext:value-type="float">
            <text:p>-144.828090355883</text:p>
          </table:table-cell>
          <table:table-cell table:style-name="Default" office:value-type="float" office:value="58.7257617728532" calcext:value-type="float">
            <text:p>58.7257617728532</text:p>
          </table:table-cell>
          <table:table-cell table:style-name="Default" office:value-type="float" office:value="64.7727272727273" calcext:value-type="float">
            <text:p>64.7727272727273</text:p>
          </table:table-cell>
          <table:table-cell table:style-name="Default" office:value-type="float" office:value="52.972972972973" calcext:value-type="float">
            <text:p>52.9729729729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7.931309860575" calcext:value-type="float">
            <text:p>-127.931309860575</text:p>
          </table:table-cell>
          <table:table-cell table:style-name="Default" office:value-type="float" office:value="-28.1806108947684" calcext:value-type="float">
            <text:p>-28.1806108947684</text:p>
          </table:table-cell>
          <table:table-cell table:style-name="Default" office:value-type="float" office:value="-99.7506989658065" calcext:value-type="float">
            <text:p>-99.7506989658065</text:p>
          </table:table-cell>
          <table:table-cell table:style-name="Default" office:value-type="float" office:value="61.3756613756614" calcext:value-type="float">
            <text:p>61.3756613756614</text:p>
          </table:table-cell>
          <table:table-cell table:style-name="Default" office:value-type="float" office:value="66.1764705882353" calcext:value-type="float">
            <text:p>66.1764705882353</text:p>
          </table:table-cell>
          <table:table-cell table:style-name="Default" office:value-type="float" office:value="55.7471264367816" calcext:value-type="float">
            <text:p>55.7471264367816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24.354144676374" calcext:value-type="float">
            <text:p>-124.354144676374</text:p>
          </table:table-cell>
          <table:table-cell table:style-name="Default" office:value-type="float" office:value="44.7214919601837" calcext:value-type="float">
            <text:p>44.7214919601837</text:p>
          </table:table-cell>
          <table:table-cell table:style-name="Default" office:value-type="float" office:value="-169.075636636558" calcext:value-type="float">
            <text:p>-169.075636636558</text:p>
          </table:table-cell>
          <table:table-cell table:style-name="Default" office:value-type="float" office:value="58.8377723970944" calcext:value-type="float">
            <text:p>58.8377723970944</text:p>
          </table:table-cell>
          <table:table-cell table:style-name="Default" office:value-type="float" office:value="64.3518518518519" calcext:value-type="float">
            <text:p>64.3518518518519</text:p>
          </table:table-cell>
          <table:table-cell table:style-name="Default" office:value-type="float" office:value="52.7918781725888" calcext:value-type="float">
            <text:p>52.7918781725888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943.06727948286" calcext:value-type="float">
            <text:p>-943.06727948286</text:p>
          </table:table-cell>
          <table:table-cell table:style-name="Default" office:value-type="float" office:value="-488.352510017328" calcext:value-type="float">
            <text:p>-488.352510017328</text:p>
          </table:table-cell>
          <table:table-cell table:style-name="Default" office:value-type="float" office:value="-454.714769465532" calcext:value-type="float">
            <text:p>-454.714769465532</text:p>
          </table:table-cell>
          <table:table-cell table:style-name="Default" office:value-type="float" office:value="35.8395989974937" calcext:value-type="float">
            <text:p>35.8395989974937</text:p>
          </table:table-cell>
          <table:table-cell table:style-name="Default" office:value-type="float" office:value="31.1881188118812" calcext:value-type="float">
            <text:p>31.1881188118812</text:p>
          </table:table-cell>
          <table:table-cell table:style-name="Default" office:value-type="float" office:value="40.6091370558376" calcext:value-type="float">
            <text:p>40.6091370558376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42.9760388576732" calcext:value-type="float">
            <text:p>-42.9760388576732</text:p>
          </table:table-cell>
          <table:table-cell table:style-name="Default" office:value-type="float" office:value="85.6349606799203" calcext:value-type="float">
            <text:p>85.6349606799203</text:p>
          </table:table-cell>
          <table:table-cell table:style-name="Default" office:value-type="float" office:value="-128.610999537593" calcext:value-type="float">
            <text:p>-128.610999537593</text:p>
          </table:table-cell>
          <table:table-cell table:style-name="Default" office:value-type="float" office:value="50.363196125908" calcext:value-type="float">
            <text:p>50.363196125908</text:p>
          </table:table-cell>
          <table:table-cell table:style-name="Default" office:value-type="float" office:value="54.6296296296296" calcext:value-type="float">
            <text:p>54.6296296296296</text:p>
          </table:table-cell>
          <table:table-cell table:style-name="Default" office:value-type="float" office:value="45.6852791878173" calcext:value-type="float">
            <text:p>45.6852791878173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-33.3075952321978" calcext:value-type="float">
            <text:p>-33.3075952321978</text:p>
          </table:table-cell>
          <table:table-cell table:style-name="Default" office:value-type="float" office:value="73.6841060676687" calcext:value-type="float">
            <text:p>73.6841060676687</text:p>
          </table:table-cell>
          <table:table-cell table:style-name="Default" office:value-type="float" office:value="-106.991701299866" calcext:value-type="float">
            <text:p>-106.991701299866</text:p>
          </table:table-cell>
          <table:table-cell table:style-name="Default" office:value-type="float" office:value="58.8377723970944" calcext:value-type="float">
            <text:p>58.8377723970944</text:p>
          </table:table-cell>
          <table:table-cell table:style-name="Default" office:value-type="float" office:value="65.2777777777778" calcext:value-type="float">
            <text:p>65.2777777777778</text:p>
          </table:table-cell>
          <table:table-cell table:style-name="Default" office:value-type="float" office:value="51.7766497461929" calcext:value-type="float">
            <text:p>51.7766497461929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32.546473252118" calcext:value-type="float">
            <text:p>-132.546473252118</text:p>
          </table:table-cell>
          <table:table-cell table:style-name="Default" office:value-type="float" office:value="32.0035830922351" calcext:value-type="float">
            <text:p>32.0035830922351</text:p>
          </table:table-cell>
          <table:table-cell table:style-name="Default" office:value-type="float" office:value="-164.550056344353" calcext:value-type="float">
            <text:p>-164.550056344353</text:p>
          </table:table-cell>
          <table:table-cell table:style-name="Default" office:value-type="float" office:value="60.774818401937" calcext:value-type="float">
            <text:p>60.774818401937</text:p>
          </table:table-cell>
          <table:table-cell table:style-name="Default" office:value-type="float" office:value="65.2777777777778" calcext:value-type="float">
            <text:p>65.2777777777778</text:p>
          </table:table-cell>
          <table:table-cell table:style-name="Default" office:value-type="float" office:value="55.8375634517767" calcext:value-type="float">
            <text:p>55.8375634517767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119.270973445086" calcext:value-type="float">
            <text:p>-119.270973445086</text:p>
          </table:table-cell>
          <table:table-cell table:style-name="Default" office:value-type="float" office:value="37.1412671515502" calcext:value-type="float">
            <text:p>37.1412671515502</text:p>
          </table:table-cell>
          <table:table-cell table:style-name="Default" office:value-type="float" office:value="-156.412240596636" calcext:value-type="float">
            <text:p>-156.412240596636</text:p>
          </table:table-cell>
          <table:table-cell table:style-name="Default" office:value-type="float" office:value="56.2091503267974" calcext:value-type="float">
            <text:p>56.2091503267974</text:p>
          </table:table-cell>
          <table:table-cell table:style-name="Default" office:value-type="float" office:value="63.768115942029" calcext:value-type="float">
            <text:p>63.768115942029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83.0825241632302" calcext:value-type="float">
            <text:p>-83.0825241632302</text:p>
          </table:table-cell>
          <table:table-cell table:style-name="Default" office:value-type="float" office:value="-3.42016731003374" calcext:value-type="float">
            <text:p>-3.42016731003374</text:p>
          </table:table-cell>
          <table:table-cell table:style-name="Default" office:value-type="float" office:value="-79.6623568531964" calcext:value-type="float">
            <text:p>-79.6623568531964</text:p>
          </table:table-cell>
          <table:table-cell table:style-name="Default" office:value-type="float" office:value="61.734693877551" calcext:value-type="float">
            <text:p>61.734693877551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6.2162162162162" calcext:value-type="float">
            <text:p>56.2162162162162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6.34870684164681" calcext:value-type="float">
            <text:p>-6.34870684164681</text:p>
          </table:table-cell>
          <table:table-cell table:style-name="Default" office:value-type="float" office:value="115.38164014269" calcext:value-type="float">
            <text:p>115.38164014269</text:p>
          </table:table-cell>
          <table:table-cell table:style-name="Default" office:value-type="float" office:value="-121.730346984337" calcext:value-type="float">
            <text:p>-121.730346984337</text:p>
          </table:table-cell>
          <table:table-cell table:style-name="Default" office:value-type="float" office:value="63.1205673758865" calcext:value-type="float">
            <text:p>63.1205673758865</text:p>
          </table:table-cell>
          <table:table-cell table:style-name="Default" office:value-type="float" office:value="70.0440528634361" calcext:value-type="float">
            <text:p>70.0440528634361</text:p>
          </table:table-cell>
          <table:table-cell table:style-name="Default" office:value-type="float" office:value="55.1020408163265" calcext:value-type="float">
            <text:p>55.102040816326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-832.099635637604" calcext:value-type="float">
            <text:p>-832.099635637604</text:p>
          </table:table-cell>
          <table:table-cell table:style-name="Default" office:value-type="float" office:value="-455.356057505049" calcext:value-type="float">
            <text:p>-455.356057505049</text:p>
          </table:table-cell>
          <table:table-cell table:style-name="Default" office:value-type="float" office:value="-376.743578132556" calcext:value-type="float">
            <text:p>-376.743578132556</text:p>
          </table:table-cell>
          <table:table-cell table:style-name="Default" office:value-type="float" office:value="47.2727272727273" calcext:value-type="float">
            <text:p>47.2727272727273</text:p>
          </table:table-cell>
          <table:table-cell table:style-name="Default" office:value-type="float" office:value="46.1904761904762" calcext:value-type="float">
            <text:p>46.1904761904762</text:p>
          </table:table-cell>
          <table:table-cell table:style-name="Default" office:value-type="float" office:value="48.2608695652174" calcext:value-type="float">
            <text:p>48.2608695652174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97.0512816557746" calcext:value-type="float">
            <text:p>-97.0512816557746</text:p>
          </table:table-cell>
          <table:table-cell table:style-name="Default" office:value-type="float" office:value="62.28197885018" calcext:value-type="float">
            <text:p>62.28197885018</text:p>
          </table:table-cell>
          <table:table-cell table:style-name="Default" office:value-type="float" office:value="-159.333260505955" calcext:value-type="float">
            <text:p>-159.333260505955</text:p>
          </table:table-cell>
          <table:table-cell table:style-name="Default" office:value-type="float" office:value="55.2058111380145" calcext:value-type="float">
            <text:p>55.2058111380145</text:p>
          </table:table-cell>
          <table:table-cell table:style-name="Default" office:value-type="float" office:value="60.6481481481482" calcext:value-type="float">
            <text:p>60.6481481481482</text:p>
          </table:table-cell>
          <table:table-cell table:style-name="Default" office:value-type="float" office:value="49.238578680203" calcext:value-type="float">
            <text:p>49.238578680203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78.1125451708122" calcext:value-type="float">
            <text:p>-78.1125451708122</text:p>
          </table:table-cell>
          <table:table-cell table:style-name="Default" office:value-type="float" office:value="30.8066196957318" calcext:value-type="float">
            <text:p>30.8066196957318</text:p>
          </table:table-cell>
          <table:table-cell table:style-name="Default" office:value-type="float" office:value="-108.919164866544" calcext:value-type="float">
            <text:p>-108.919164866544</text:p>
          </table:table-cell>
          <table:table-cell table:style-name="Default" office:value-type="float" office:value="55.9322033898305" calcext:value-type="float">
            <text:p>55.9322033898305</text:p>
          </table:table-cell>
          <table:table-cell table:style-name="Default" office:value-type="float" office:value="61.5740740740741" calcext:value-type="float">
            <text:p>61.5740740740741</text:p>
          </table:table-cell>
          <table:table-cell table:style-name="Default" office:value-type="float" office:value="49.746192893401" calcext:value-type="float">
            <text:p>49.746192893401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25.352599627554" calcext:value-type="float">
            <text:p>-125.352599627554</text:p>
          </table:table-cell>
          <table:table-cell table:style-name="Default" office:value-type="float" office:value="33.8600432682476" calcext:value-type="float">
            <text:p>33.8600432682476</text:p>
          </table:table-cell>
          <table:table-cell table:style-name="Default" office:value-type="float" office:value="-159.212642895802" calcext:value-type="float">
            <text:p>-159.212642895802</text:p>
          </table:table-cell>
          <table:table-cell table:style-name="Default" office:value-type="float" office:value="60.5326876513317" calcext:value-type="float">
            <text:p>60.5326876513317</text:p>
          </table:table-cell>
          <table:table-cell table:style-name="Default" office:value-type="float" office:value="65.2777777777778" calcext:value-type="float">
            <text:p>65.2777777777778</text:p>
          </table:table-cell>
          <table:table-cell table:style-name="Default" office:value-type="float" office:value="55.3299492385787" calcext:value-type="float">
            <text:p>55.3299492385787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99.6582307090445" calcext:value-type="float">
            <text:p>-99.6582307090445</text:p>
          </table:table-cell>
          <table:table-cell table:style-name="Default" office:value-type="float" office:value="60.6996807716991" calcext:value-type="float">
            <text:p>60.6996807716991</text:p>
          </table:table-cell>
          <table:table-cell table:style-name="Default" office:value-type="float" office:value="-160.357911480744" calcext:value-type="float">
            <text:p>-160.357911480744</text:p>
          </table:table-cell>
          <table:table-cell table:style-name="Default" office:value-type="float" office:value="56.7164179104478" calcext:value-type="float">
            <text:p>56.7164179104478</text:p>
          </table:table-cell>
          <table:table-cell table:style-name="Default" office:value-type="float" office:value="69.0265486725664" calcext:value-type="float">
            <text:p>69.0265486725664</text:p>
          </table:table-cell>
          <table:table-cell table:style-name="Default" office:value-type="float" office:value="47.741935483871" calcext:value-type="float">
            <text:p>47.741935483871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-74.3804767726065" calcext:value-type="float">
            <text:p>-74.380476772606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12.028081331357" calcext:value-type="float">
            <text:p>-112.028081331357</text:p>
          </table:table-cell>
          <table:table-cell table:style-name="Default" office:value-type="float" office:value="61.3138686131387" calcext:value-type="float">
            <text:p>61.3138686131387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5.3846153846154" calcext:value-type="float">
            <text:p>55.3846153846154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-36.2564332175551" calcext:value-type="float">
            <text:p>-36.2564332175551</text:p>
          </table:table-cell>
          <table:table-cell table:style-name="Default" office:value-type="float" office:value="53.926067884091" calcext:value-type="float">
            <text:p>53.926067884091</text:p>
          </table:table-cell>
          <table:table-cell table:style-name="Default" office:value-type="float" office:value="-90.182501101646" calcext:value-type="float">
            <text:p>-90.182501101646</text:p>
          </table:table-cell>
          <table:table-cell table:style-name="Default" office:value-type="float" office:value="63.0272952853598" calcext:value-type="float">
            <text:p>63.0272952853598</text:p>
          </table:table-cell>
          <table:table-cell table:style-name="Default" office:value-type="float" office:value="68.2819383259912" calcext:value-type="float">
            <text:p>68.2819383259912</text:p>
          </table:table-cell>
          <table:table-cell table:style-name="Default" office:value-type="float" office:value="56.25" calcext:value-type="float">
            <text:p>56.2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653.125312875121" calcext:value-type="float">
            <text:p>-653.125312875121</text:p>
          </table:table-cell>
          <table:table-cell table:style-name="Default" office:value-type="float" office:value="-263.396141600346" calcext:value-type="float">
            <text:p>-263.396141600346</text:p>
          </table:table-cell>
          <table:table-cell table:style-name="Default" office:value-type="float" office:value="-389.729171274775" calcext:value-type="float">
            <text:p>-389.729171274775</text:p>
          </table:table-cell>
          <table:table-cell table:style-name="Default" office:value-type="float" office:value="38.265306122449" calcext:value-type="float">
            <text:p>38.265306122449</text:p>
          </table:table-cell>
          <table:table-cell table:style-name="Default" office:value-type="float" office:value="41.4772727272727" calcext:value-type="float">
            <text:p>41.4772727272727</text:p>
          </table:table-cell>
          <table:table-cell table:style-name="Default" office:value-type="float" office:value="35.6481481481481" calcext:value-type="float">
            <text:p>35.6481481481481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124.354144676374" calcext:value-type="float">
            <text:p>-124.354144676374</text:p>
          </table:table-cell>
          <table:table-cell table:style-name="Default" office:value-type="float" office:value="44.7214919601837" calcext:value-type="float">
            <text:p>44.7214919601837</text:p>
          </table:table-cell>
          <table:table-cell table:style-name="Default" office:value-type="float" office:value="-169.075636636558" calcext:value-type="float">
            <text:p>-169.075636636558</text:p>
          </table:table-cell>
          <table:table-cell table:style-name="Default" office:value-type="float" office:value="58.8377723970944" calcext:value-type="float">
            <text:p>58.8377723970944</text:p>
          </table:table-cell>
          <table:table-cell table:style-name="Default" office:value-type="float" office:value="64.3518518518519" calcext:value-type="float">
            <text:p>64.3518518518519</text:p>
          </table:table-cell>
          <table:table-cell table:style-name="Default" office:value-type="float" office:value="52.7918781725888" calcext:value-type="float">
            <text:p>52.7918781725888</text:p>
          </table:table-cell>
          <table:table-cell/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66.0231319193906" calcext:value-type="float">
            <text:p>-66.0231319193906</text:p>
          </table:table-cell>
          <table:table-cell table:style-name="Default" office:value-type="float" office:value="21.4067776354238" calcext:value-type="float">
            <text:p>21.4067776354238</text:p>
          </table:table-cell>
          <table:table-cell table:style-name="Default" office:value-type="float" office:value="-87.4299095548145" calcext:value-type="float">
            <text:p>-87.4299095548145</text:p>
          </table:table-cell>
          <table:table-cell table:style-name="Default" office:value-type="float" office:value="54.4794188861986" calcext:value-type="float">
            <text:p>54.4794188861986</text:p>
          </table:table-cell>
          <table:table-cell table:style-name="Default" office:value-type="float" office:value="60.1851851851852" calcext:value-type="float">
            <text:p>60.1851851851852</text:p>
          </table:table-cell>
          <table:table-cell table:style-name="Default" office:value-type="float" office:value="48.2233502538071" calcext:value-type="float">
            <text:p>48.2233502538071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27.799568130946" calcext:value-type="float">
            <text:p>-127.799568130946</text:p>
          </table:table-cell>
          <table:table-cell table:style-name="Default" office:value-type="float" office:value="29.8653721659145" calcext:value-type="float">
            <text:p>29.8653721659145</text:p>
          </table:table-cell>
          <table:table-cell table:style-name="Default" office:value-type="float" office:value="-157.66494029686" calcext:value-type="float">
            <text:p>-157.66494029686</text:p>
          </table:table-cell>
          <table:table-cell table:style-name="Default" office:value-type="float" office:value="61.501210653753" calcext:value-type="float">
            <text:p>61.501210653753</text:p>
          </table:table-cell>
          <table:table-cell table:style-name="ce4" office:value-type="float" office:value="66.6666666666667" calcext:value-type="float">
            <text:p>66.6666666666667</text:p>
          </table:table-cell>
          <table:table-cell table:style-name="Default" office:value-type="float" office:value="55.8375634517767" calcext:value-type="float">
            <text:p>55.8375634517767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62.4643731177066" calcext:value-type="float">
            <text:p>-62.4643731177066</text:p>
          </table:table-cell>
          <table:table-cell table:style-name="Default" office:value-type="float" office:value="46.6833773008514" calcext:value-type="float">
            <text:p>46.6833773008514</text:p>
          </table:table-cell>
          <table:table-cell table:style-name="Default" office:value-type="float" office:value="-109.147750418558" calcext:value-type="float">
            <text:p>-109.147750418558</text:p>
          </table:table-cell>
          <table:table-cell table:style-name="Default" office:value-type="float" office:value="56.4444444444444" calcext:value-type="float">
            <text:p>56.4444444444444</text:p>
          </table:table-cell>
          <table:table-cell table:style-name="Default" office:value-type="float" office:value="67.741935483871" calcext:value-type="float">
            <text:p>67.741935483871</text:p>
          </table:table-cell>
          <table:table-cell table:style-name="Default" office:value-type="float" office:value="48.4848484848485" calcext:value-type="float">
            <text:p>48.4848484848485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-75.1106134837879" calcext:value-type="float">
            <text:p>-75.1106134837879</text:p>
          </table:table-cell>
          <table:table-cell table:style-name="Default" office:value-type="float" office:value="66.4028463457542" calcext:value-type="float">
            <text:p>66.4028463457542</text:p>
          </table:table-cell>
          <table:table-cell table:style-name="Default" office:value-type="float" office:value="-141.513459829542" calcext:value-type="float">
            <text:p>-141.513459829542</text:p>
          </table:table-cell>
          <table:table-cell table:style-name="Default" office:value-type="float" office:value="62.5" calcext:value-type="float">
            <text:p>62.5</text:p>
          </table:table-cell>
          <table:table-cell table:style-name="Default" office:value-type="float" office:value="68.8311688311688" calcext:value-type="float">
            <text:p>68.8311688311688</text:p>
          </table:table-cell>
          <table:table-cell table:style-name="Default" office:value-type="float" office:value="54.2372881355932" calcext:value-type="float">
            <text:p>54.2372881355932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1164.13503243816" calcext:value-type="float">
            <text:p>-1164.13503243816</text:p>
          </table:table-cell>
          <table:table-cell table:style-name="Default" office:value-type="float" office:value="-489.379876559401" calcext:value-type="float">
            <text:p>-489.379876559401</text:p>
          </table:table-cell>
          <table:table-cell table:style-name="Default" office:value-type="float" office:value="-674.755155878758" calcext:value-type="float">
            <text:p>-674.755155878758</text:p>
          </table:table-cell>
          <table:table-cell table:style-name="Default" office:value-type="float" office:value="39.7027600849257" calcext:value-type="float">
            <text:p>39.7027600849257</text:p>
          </table:table-cell>
          <table:table-cell table:style-name="Default" office:value-type="float" office:value="39.6551724137931" calcext:value-type="float">
            <text:p>39.6551724137931</text:p>
          </table:table-cell>
          <table:table-cell table:style-name="Default" office:value-type="float" office:value="39.7489539748954" calcext:value-type="float">
            <text:p>39.7489539748954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94.1378631808336" calcext:value-type="float">
            <text:p>-94.1378631808336</text:p>
          </table:table-cell>
          <table:table-cell table:style-name="Default" office:value-type="float" office:value="54.839503640571" calcext:value-type="float">
            <text:p>54.839503640571</text:p>
          </table:table-cell>
          <table:table-cell table:style-name="Default" office:value-type="float" office:value="-148.977366821404" calcext:value-type="float">
            <text:p>-148.977366821404</text:p>
          </table:table-cell>
          <table:table-cell table:style-name="Default" office:value-type="float" office:value="60.2905569007264" calcext:value-type="float">
            <text:p>60.2905569007264</text:p>
          </table:table-cell>
          <table:table-cell table:style-name="Default" office:value-type="float" office:value="65.7407407407407" calcext:value-type="float">
            <text:p>65.7407407407407</text:p>
          </table:table-cell>
          <table:table-cell table:style-name="Default" office:value-type="float" office:value="54.3147208121827" calcext:value-type="float">
            <text:p>54.3147208121827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98.0064985289662" calcext:value-type="float">
            <text:p>-98.0064985289662</text:p>
          </table:table-cell>
          <table:table-cell table:style-name="Default" office:value-type="float" office:value="31.6378172504771" calcext:value-type="float">
            <text:p>31.6378172504771</text:p>
          </table:table-cell>
          <table:table-cell table:style-name="Default" office:value-type="float" office:value="-129.644315779443" calcext:value-type="float">
            <text:p>-129.644315779443</text:p>
          </table:table-cell>
          <table:table-cell table:style-name="Default" office:value-type="float" office:value="53.5108958837772" calcext:value-type="float">
            <text:p>53.5108958837772</text:p>
          </table:table-cell>
          <table:table-cell table:style-name="Default" office:value-type="float" office:value="59.2592592592593" calcext:value-type="float">
            <text:p>59.2592592592593</text:p>
          </table:table-cell>
          <table:table-cell table:style-name="Default" office:value-type="float" office:value="47.2081218274112" calcext:value-type="float">
            <text:p>47.2081218274112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32.054142453875" calcext:value-type="float">
            <text:p>-132.054142453875</text:p>
          </table:table-cell>
          <table:table-cell table:style-name="Default" office:value-type="float" office:value="29.7871596368735" calcext:value-type="float">
            <text:p>29.7871596368735</text:p>
          </table:table-cell>
          <table:table-cell table:style-name="Default" office:value-type="float" office:value="-161.841302090749" calcext:value-type="float">
            <text:p>-161.841302090749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5.2777777777778" calcext:value-type="float">
            <text:p>65.2777777777778</text:p>
          </table:table-cell>
          <table:table-cell table:style-name="ce4" office:value-type="float" office:value="56.3451776649746" calcext:value-type="float">
            <text:p>56.3451776649746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85.8287196281113" calcext:value-type="float">
            <text:p>-85.8287196281113</text:p>
          </table:table-cell>
          <table:table-cell table:style-name="Default" office:value-type="float" office:value="26.2948521304739" calcext:value-type="float">
            <text:p>26.2948521304739</text:p>
          </table:table-cell>
          <table:table-cell table:style-name="Default" office:value-type="float" office:value="-112.123571758585" calcext:value-type="float">
            <text:p>-112.123571758585</text:p>
          </table:table-cell>
          <table:table-cell table:style-name="Default" office:value-type="float" office:value="54.0816326530612" calcext:value-type="float">
            <text:p>54.0816326530612</text:p>
          </table:table-cell>
          <table:table-cell table:style-name="Default" office:value-type="float" office:value="64.1025641025641" calcext:value-type="float">
            <text:p>64.1025641025641</text:p>
          </table:table-cell>
          <table:table-cell table:style-name="Default" office:value-type="float" office:value="47.4576271186441" calcext:value-type="float">
            <text:p>47.4576271186441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style-name="Default" office:value-type="float" office:value="-104.531142891985" calcext:value-type="float">
            <text:p>-104.531142891985</text:p>
          </table:table-cell>
          <table:table-cell table:style-name="Default" office:value-type="float" office:value="33.3603977280409" calcext:value-type="float">
            <text:p>33.3603977280409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0.8695652173913" calcext:value-type="float">
            <text:p>60.8695652173913</text:p>
          </table:table-cell>
          <table:table-cell table:style-name="Default" office:value-type="float" office:value="66.3594470046083" calcext:value-type="float">
            <text:p>66.3594470046083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3.9409205794848" calcext:value-type="float">
            <text:p>-73.9409205794848</text:p>
          </table:table-cell>
          <table:table-cell table:style-name="Default" office:value-type="float" office:value="81.3815912325111" calcext:value-type="float">
            <text:p>81.3815912325111</text:p>
          </table:table-cell>
          <table:table-cell table:style-name="Default" office:value-type="float" office:value="-155.322511811996" calcext:value-type="float">
            <text:p>-155.322511811996</text:p>
          </table:table-cell>
          <table:table-cell table:style-name="Default" office:value-type="float" office:value="60.7142857142857" calcext:value-type="float">
            <text:p>60.7142857142857</text:p>
          </table:table-cell>
          <table:table-cell table:style-name="Default" office:value-type="float" office:value="67.381974248927" calcext:value-type="float">
            <text:p>67.381974248927</text:p>
          </table:table-cell>
          <table:table-cell table:style-name="Default" office:value-type="float" office:value="50.9433962264151" calcext:value-type="float">
            <text:p>50.9433962264151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854.22676009399" calcext:value-type="float">
            <text:p>-854.22676009399</text:p>
          </table:table-cell>
          <table:table-cell table:style-name="Default" office:value-type="float" office:value="-386.048810033316" calcext:value-type="float">
            <text:p>-386.048810033316</text:p>
          </table:table-cell>
          <table:table-cell table:style-name="Default" office:value-type="float" office:value="-468.177950060674" calcext:value-type="float">
            <text:p>-468.177950060674</text:p>
          </table:table-cell>
          <table:table-cell table:style-name="Default" office:value-type="float" office:value="45.9745762711864" calcext:value-type="float">
            <text:p>45.9745762711864</text:p>
          </table:table-cell>
          <table:table-cell table:style-name="Default" office:value-type="float" office:value="45.9574468085106" calcext:value-type="float">
            <text:p>45.9574468085106</text:p>
          </table:table-cell>
          <table:table-cell table:style-name="Default" office:value-type="float" office:value="45.9915611814346" calcext:value-type="float">
            <text:p>45.9915611814346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94.2299972122802" calcext:value-type="float">
            <text:p>-94.2299972122802</text:p>
          </table:table-cell>
          <table:table-cell table:style-name="Default" office:value-type="float" office:value="9.25185675124148" calcext:value-type="float">
            <text:p>9.25185675124148</text:p>
          </table:table-cell>
          <table:table-cell table:style-name="Default" office:value-type="float" office:value="-103.481853963522" calcext:value-type="float">
            <text:p>-103.481853963522</text:p>
          </table:table-cell>
          <table:table-cell table:style-name="Default" office:value-type="float" office:value="52.0581113801453" calcext:value-type="float">
            <text:p>52.0581113801453</text:p>
          </table:table-cell>
          <table:table-cell table:style-name="Default" office:value-type="float" office:value="57.4074074074074" calcext:value-type="float">
            <text:p>57.4074074074074</text:p>
          </table:table-cell>
          <table:table-cell table:style-name="Default" office:value-type="float" office:value="46.1928934010152" calcext:value-type="float">
            <text:p>46.1928934010152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106.392149395579" calcext:value-type="float">
            <text:p>-106.392149395579</text:p>
          </table:table-cell>
          <table:table-cell table:style-name="ce4" office:value-type="float" office:value="38.0183174381687" calcext:value-type="float">
            <text:p>38.0183174381687</text:p>
          </table:table-cell>
          <table:table-cell table:style-name="Default" office:value-type="float" office:value="-144.410466833747" calcext:value-type="float">
            <text:p>-144.410466833747</text:p>
          </table:table-cell>
          <table:table-cell table:style-name="ce4" office:value-type="float" office:value="61.7433414043584" calcext:value-type="float">
            <text:p>61.7433414043584</text:p>
          </table:table-cell>
          <table:table-cell table:style-name="ce4" office:value-type="float" office:value="66.6666666666667" calcext:value-type="float">
            <text:p>66.6666666666667</text:p>
          </table:table-cell>
          <table:table-cell table:style-name="ce4" office:value-type="float" office:value="56.3451776649746" calcext:value-type="float">
            <text:p>56.3451776649746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71.0994532734965" calcext:value-type="float">
            <text:p>-71.0994532734965</text:p>
          </table:table-cell>
          <table:table-cell table:style-name="Default" office:value-type="float" office:value="41.9549141312768" calcext:value-type="float">
            <text:p>41.9549141312768</text:p>
          </table:table-cell>
          <table:table-cell table:style-name="Default" office:value-type="float" office:value="-113.054367404773" calcext:value-type="float">
            <text:p>-113.054367404773</text:p>
          </table:table-cell>
          <table:table-cell table:style-name="Default" office:value-type="float" office:value="53.8922155688623" calcext:value-type="float">
            <text:p>53.8922155688623</text:p>
          </table:table-cell>
          <table:table-cell table:style-name="Default" office:value-type="float" office:value="65.6716417910448" calcext:value-type="float">
            <text:p>65.6716417910448</text:p>
          </table:table-cell>
          <table:table-cell table:style-name="Default" office:value-type="float" office:value="46" calcext:value-type="float">
            <text:p>46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112.912153238761" calcext:value-type="float">
            <text:p>-112.912153238761</text:p>
          </table:table-cell>
          <table:table-cell table:style-name="Default" office:value-type="float" office:value="11.8415325345642" calcext:value-type="float">
            <text:p>11.8415325345642</text:p>
          </table:table-cell>
          <table:table-cell table:style-name="Default" office:value-type="float" office:value="-124.753685773325" calcext:value-type="float">
            <text:p>-124.753685773325</text:p>
          </table:table-cell>
          <table:table-cell table:style-name="Default" office:value-type="float" office:value="60.6714628297362" calcext:value-type="float">
            <text:p>60.6714628297362</text:p>
          </table:table-cell>
          <table:table-cell table:style-name="Default" office:value-type="float" office:value="66.0550458715596" calcext:value-type="float">
            <text:p>66.0550458715596</text:p>
          </table:table-cell>
          <table:table-cell table:style-name="Default" office:value-type="float" office:value="54.7738693467337" calcext:value-type="float">
            <text:p>54.7738693467337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28.334966903214" calcext:value-type="float">
            <text:p>-128.334966903214</text:p>
          </table:table-cell>
          <table:table-cell table:style-name="Default" office:value-type="float" office:value="52.1204853266048" calcext:value-type="float">
            <text:p>52.1204853266048</text:p>
          </table:table-cell>
          <table:table-cell table:style-name="Default" office:value-type="float" office:value="-180.455452229819" calcext:value-type="float">
            <text:p>-180.455452229819</text:p>
          </table:table-cell>
          <table:table-cell table:style-name="Default" office:value-type="float" office:value="61.71875" calcext:value-type="float">
            <text:p>61.71875</text:p>
          </table:table-cell>
          <table:table-cell table:style-name="Default" office:value-type="float" office:value="67.3913043478261" calcext:value-type="float">
            <text:p>67.3913043478261</text:p>
          </table:table-cell>
          <table:table-cell table:style-name="Default" office:value-type="float" office:value="53.2467532467532" calcext:value-type="float">
            <text:p>53.2467532467532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1505.98529838962" calcext:value-type="float">
            <text:p>-1505.98529838962</text:p>
          </table:table-cell>
          <table:table-cell table:style-name="Default" office:value-type="float" office:value="-899.402809102744" calcext:value-type="float">
            <text:p>-899.402809102744</text:p>
          </table:table-cell>
          <table:table-cell table:style-name="Default" office:value-type="float" office:value="-606.582489286871" calcext:value-type="float">
            <text:p>-606.582489286871</text:p>
          </table:table-cell>
          <table:table-cell table:style-name="Default" office:value-type="float" office:value="40.3118040089087" calcext:value-type="float">
            <text:p>40.3118040089087</text:p>
          </table:table-cell>
          <table:table-cell table:style-name="Default" office:value-type="float" office:value="31.6582914572864" calcext:value-type="float">
            <text:p>31.6582914572864</text:p>
          </table:table-cell>
          <table:table-cell table:style-name="Default" office:value-type="float" office:value="47.2" calcext:value-type="float">
            <text:p>47.2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15.173704641614" calcext:value-type="float">
            <text:p>-115.173704641614</text:p>
          </table:table-cell>
          <table:table-cell table:style-name="Default" office:value-type="float" office:value="20.805298073395" calcext:value-type="float">
            <text:p>20.805298073395</text:p>
          </table:table-cell>
          <table:table-cell table:style-name="Default" office:value-type="float" office:value="-135.979002715009" calcext:value-type="float">
            <text:p>-135.979002715009</text:p>
          </table:table-cell>
          <table:table-cell table:style-name="Default" office:value-type="float" office:value="61.2590799031477" calcext:value-type="float">
            <text:p>61.2590799031477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5.3299492385787" calcext:value-type="float">
            <text:p>55.3299492385787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136.030600047958" calcext:value-type="float">
            <text:p>-136.030600047958</text:p>
          </table:table-cell>
          <table:table-cell table:style-name="Default" office:value-type="float" office:value="4.93380159156235" calcext:value-type="float">
            <text:p>4.93380159156235</text:p>
          </table:table-cell>
          <table:table-cell table:style-name="Default" office:value-type="float" office:value="-140.964401639521" calcext:value-type="float">
            <text:p>-140.964401639521</text:p>
          </table:table-cell>
          <table:table-cell table:style-name="Default" office:value-type="float" office:value="50.6053268765133" calcext:value-type="float">
            <text:p>50.6053268765133</text:p>
          </table:table-cell>
          <table:table-cell table:style-name="Default" office:value-type="float" office:value="56.4814814814815" calcext:value-type="float">
            <text:p>56.4814814814815</text:p>
          </table:table-cell>
          <table:table-cell table:style-name="Default" office:value-type="float" office:value="44.1624365482234" calcext:value-type="float">
            <text:p>44.1624365482234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34.169025719214" calcext:value-type="float">
            <text:p>-134.169025719214</text:p>
          </table:table-cell>
          <table:table-cell table:style-name="Default" office:value-type="float" office:value="22.7223466699408" calcext:value-type="float">
            <text:p>22.7223466699408</text:p>
          </table:table-cell>
          <table:table-cell table:style-name="Default" office:value-type="float" office:value="-156.891372389155" calcext:value-type="float">
            <text:p>-156.891372389155</text:p>
          </table:table-cell>
          <table:table-cell table:style-name="Default" office:value-type="float" office:value="59.0799031476998" calcext:value-type="float">
            <text:p>59.0799031476998</text:p>
          </table:table-cell>
          <table:table-cell table:style-name="Default" office:value-type="float" office:value="62.962962962963" calcext:value-type="float">
            <text:p>62.962962962963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67.5047744523542" calcext:value-type="float">
            <text:p>-67.5047744523542</text:p>
          </table:table-cell>
          <table:table-cell table:style-name="Default" office:value-type="float" office:value="19.3786611632221" calcext:value-type="float">
            <text:p>19.3786611632221</text:p>
          </table:table-cell>
          <table:table-cell table:style-name="Default" office:value-type="float" office:value="-86.8834356155762" calcext:value-type="float">
            <text:p>-86.8834356155762</text:p>
          </table:table-cell>
          <table:table-cell table:style-name="Default" office:value-type="float" office:value="53.2258064516129" calcext:value-type="float">
            <text:p>53.2258064516129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5.945945945946" calcext:value-type="float">
            <text:p>45.94594594594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86.2517916182067" calcext:value-type="float">
            <text:p>-86.2517916182067</text:p>
          </table:table-cell>
          <table:table-cell table:style-name="Default" office:value-type="float" office:value="4.79350762061551" calcext:value-type="float">
            <text:p>4.79350762061551</text:p>
          </table:table-cell>
          <table:table-cell table:style-name="Default" office:value-type="float" office:value="-91.0452992388221" calcext:value-type="float">
            <text:p>-91.0452992388221</text:p>
          </table:table-cell>
          <table:table-cell table:style-name="Default" office:value-type="float" office:value="60.7142857142857" calcext:value-type="float">
            <text:p>60.7142857142857</text:p>
          </table:table-cell>
          <table:table-cell table:style-name="Default" office:value-type="float" office:value="65.7534246575342" calcext:value-type="float">
            <text:p>65.7534246575342</text:p>
          </table:table-cell>
          <table:table-cell table:style-name="Default" office:value-type="float" office:value="55.2238805970149" calcext:value-type="float">
            <text:p>55.2238805970149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7.216673518984" calcext:value-type="float">
            <text:p>-157.216673518984</text:p>
          </table:table-cell>
          <table:table-cell table:style-name="Default" office:value-type="float" office:value="18.6381079495207" calcext:value-type="float">
            <text:p>18.6381079495207</text:p>
          </table:table-cell>
          <table:table-cell table:style-name="Default" office:value-type="float" office:value="-175.854781468504" calcext:value-type="float">
            <text:p>-175.854781468504</text:p>
          </table:table-cell>
          <table:table-cell table:style-name="Default" office:value-type="float" office:value="61.6368286445013" calcext:value-type="float">
            <text:p>61.6368286445013</text:p>
          </table:table-cell>
          <table:table-cell table:style-name="Default" office:value-type="float" office:value="66.1157024793389" calcext:value-type="float">
            <text:p>66.1157024793389</text:p>
          </table:table-cell>
          <table:table-cell table:style-name="Default" office:value-type="float" office:value="54.3624161073826" calcext:value-type="float">
            <text:p>54.3624161073826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119.987993451006" calcext:value-type="float">
            <text:p>-119.987993451006</text:p>
          </table:table-cell>
          <table:table-cell table:style-name="Default" office:value-type="float" office:value="16.129751902374" calcext:value-type="float">
            <text:p>16.129751902374</text:p>
          </table:table-cell>
          <table:table-cell table:style-name="Default" office:value-type="float" office:value="-136.11774535338" calcext:value-type="float">
            <text:p>-136.11774535338</text:p>
          </table:table-cell>
          <table:table-cell table:style-name="Default" office:value-type="float" office:value="60.8796296296296" calcext:value-type="float">
            <text:p>60.8796296296296</text:p>
          </table:table-cell>
          <table:table-cell table:style-name="Default" office:value-type="float" office:value="66.2222222222222" calcext:value-type="float">
            <text:p>66.2222222222222</text:p>
          </table:table-cell>
          <table:table-cell table:style-name="Default" office:value-type="float" office:value="55.072463768116" calcext:value-type="float">
            <text:p>55.072463768116</text:p>
          </table:table-cell>
          <table:table-cell table:number-columns-repeated="17"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176.220918689225" calcext:value-type="float">
            <text:p>-176.220918689225</text:p>
          </table:table-cell>
          <table:table-cell table:style-name="Default" office:value-type="float" office:value="0.368232998134119" calcext:value-type="float">
            <text:p>0.368232998134119</text:p>
          </table:table-cell>
          <table:table-cell table:style-name="Default" office:value-type="float" office:value="-176.589151687359" calcext:value-type="float">
            <text:p>-176.589151687359</text:p>
          </table:table-cell>
          <table:table-cell table:style-name="Default" office:value-type="float" office:value="59.5641646489104" calcext:value-type="float">
            <text:p>59.5641646489104</text:p>
          </table:table-cell>
          <table:table-cell table:style-name="Default" office:value-type="float" office:value="63.8888888888889" calcext:value-type="float">
            <text:p>63.8888888888889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35.6701932094125" calcext:value-type="float">
            <text:p>-35.6701932094125</text:p>
          </table:table-cell>
          <table:table-cell table:style-name="Default" office:value-type="float" office:value="53.3424092044309" calcext:value-type="float">
            <text:p>53.3424092044309</text:p>
          </table:table-cell>
          <table:table-cell table:style-name="Default" office:value-type="float" office:value="-89.0126024138435" calcext:value-type="float">
            <text:p>-89.0126024138435</text:p>
          </table:table-cell>
          <table:table-cell table:style-name="Default" office:value-type="float" office:value="51.6129032258065" calcext:value-type="float">
            <text:p>51.6129032258065</text:p>
          </table:table-cell>
          <table:table-cell table:style-name="Default" office:value-type="float" office:value="69.5652173913043" calcext:value-type="float">
            <text:p>69.5652173913043</text:p>
          </table:table-cell>
          <table:table-cell table:style-name="Default" office:value-type="float" office:value="41.025641025641" calcext:value-type="float">
            <text:p>41.02564102564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52.230513332213" calcext:value-type="float">
            <text:p>-52.230513332213</text:p>
          </table:table-cell>
          <table:table-cell table:style-name="Default" office:value-type="float" office:value="13.9329994675743" calcext:value-type="float">
            <text:p>13.9329994675743</text:p>
          </table:table-cell>
          <table:table-cell table:style-name="Default" office:value-type="float" office:value="-66.1635127997872" calcext:value-type="float">
            <text:p>-66.1635127997872</text:p>
          </table:table-cell>
          <table:table-cell table:style-name="Default" office:value-type="float" office:value="60.7058823529412" calcext:value-type="float">
            <text:p>60.7058823529412</text:p>
          </table:table-cell>
          <table:table-cell table:style-name="Default" office:value-type="float" office:value="65.7657657657658" calcext:value-type="float">
            <text:p>65.7657657657658</text:p>
          </table:table-cell>
          <table:table-cell table:style-name="Default" office:value-type="float" office:value="55.1724137931034" calcext:value-type="float">
            <text:p>55.1724137931034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188.158576753443" calcext:value-type="float">
            <text:p>-188.158576753443</text:p>
          </table:table-cell>
          <table:table-cell table:style-name="Default" office:value-type="float" office:value="-32.0730005229505" calcext:value-type="float">
            <text:p>-32.0730005229505</text:p>
          </table:table-cell>
          <table:table-cell table:style-name="Default" office:value-type="float" office:value="-156.085576230492" calcext:value-type="float">
            <text:p>-156.085576230492</text:p>
          </table:table-cell>
          <table:table-cell table:style-name="Default" office:value-type="float" office:value="61.1548556430446" calcext:value-type="float">
            <text:p>61.1548556430446</text:p>
          </table:table-cell>
          <table:table-cell table:style-name="Default" office:value-type="float" office:value="64.6808510638298" calcext:value-type="float">
            <text:p>64.6808510638298</text:p>
          </table:table-cell>
          <table:table-cell table:style-name="Default" office:value-type="float" office:value="55.4794520547945" calcext:value-type="float">
            <text:p>55.479452054794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1046.83960643044" calcext:value-type="float">
            <text:p>-1046.83960643044</text:p>
          </table:table-cell>
          <table:table-cell table:style-name="Default" office:value-type="float" office:value="-482.750107236233" calcext:value-type="float">
            <text:p>-482.750107236233</text:p>
          </table:table-cell>
          <table:table-cell table:style-name="Default" office:value-type="float" office:value="-564.089499194203" calcext:value-type="float">
            <text:p>-564.089499194203</text:p>
          </table:table-cell>
          <table:table-cell table:style-name="Default" office:value-type="float" office:value="44.5945945945946" calcext:value-type="float">
            <text:p>44.5945945945946</text:p>
          </table:table-cell>
          <table:table-cell table:style-name="Default" office:value-type="float" office:value="45.0892857142857" calcext:value-type="float">
            <text:p>45.0892857142857</text:p>
          </table:table-cell>
          <table:table-cell table:style-name="Default" office:value-type="float" office:value="44.0909090909091" calcext:value-type="float">
            <text:p>44.0909090909091</text:p>
          </table:table-cell>
          <table:table-cell table:number-columns-repeated="17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168.969383534836" calcext:value-type="float">
            <text:p>-168.969383534836</text:p>
          </table:table-cell>
          <table:table-cell table:style-name="Default" office:value-type="float" office:value="5.53241682139733" calcext:value-type="float">
            <text:p>5.53241682139733</text:p>
          </table:table-cell>
          <table:table-cell table:style-name="Default" office:value-type="float" office:value="-174.501800356233" calcext:value-type="float">
            <text:p>-174.501800356233</text:p>
          </table:table-cell>
          <table:table-cell table:style-name="Default" office:value-type="float" office:value="58.1113801452784" calcext:value-type="float">
            <text:p>58.1113801452784</text:p>
          </table:table-cell>
          <table:table-cell table:style-name="Default" office:value-type="float" office:value="62.962962962963" calcext:value-type="float">
            <text:p>62.962962962963</text:p>
          </table:table-cell>
          <table:table-cell table:style-name="Default" office:value-type="float" office:value="52.7918781725888" calcext:value-type="float">
            <text:p>52.791878172588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.6873737992996" calcext:value-type="float">
            <text:p>27.6873737992996</text:p>
          </table:table-cell>
          <table:table-cell table:style-name="Default" office:value-type="float" office:value="65.8282154535187" calcext:value-type="float">
            <text:p>65.8282154535187</text:p>
          </table:table-cell>
          <table:table-cell table:style-name="Default" office:value-type="float" office:value="-38.1408416542191" calcext:value-type="float">
            <text:p>-38.1408416542191</text:p>
          </table:table-cell>
          <table:table-cell table:style-name="Default" office:value-type="float" office:value="57.1428571428571" calcext:value-type="float">
            <text:p>57.142857142857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47.8260869565217" calcext:value-type="float">
            <text:p>47.8260869565217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2.230513332213" calcext:value-type="float">
            <text:p>-52.230513332213</text:p>
          </table:table-cell>
          <table:table-cell table:style-name="Default" office:value-type="float" office:value="13.9329994675743" calcext:value-type="float">
            <text:p>13.9329994675743</text:p>
          </table:table-cell>
          <table:table-cell table:style-name="Default" office:value-type="float" office:value="-66.1635127997872" calcext:value-type="float">
            <text:p>-66.1635127997872</text:p>
          </table:table-cell>
          <table:table-cell table:style-name="Default" office:value-type="float" office:value="60.7058823529412" calcext:value-type="float">
            <text:p>60.7058823529412</text:p>
          </table:table-cell>
          <table:table-cell table:style-name="Default" office:value-type="float" office:value="65.7657657657658" calcext:value-type="float">
            <text:p>65.7657657657658</text:p>
          </table:table-cell>
          <table:table-cell table:style-name="Default" office:value-type="float" office:value="55.1724137931034" calcext:value-type="float">
            <text:p>55.1724137931034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100.243936061275" calcext:value-type="float">
            <text:p>-100.243936061275</text:p>
          </table:table-cell>
          <table:table-cell table:style-name="Default" office:value-type="float" office:value="37.6476045587503" calcext:value-type="float">
            <text:p>37.6476045587503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61.0169491525424" calcext:value-type="float">
            <text:p>61.0169491525424</text:p>
          </table:table-cell>
          <table:table-cell table:style-name="Default" office:value-type="float" office:value="66.6666666666667" calcext:value-type="float">
            <text:p>66.6666666666667</text:p>
          </table:table-cell>
          <table:table-cell table:style-name="Default" office:value-type="float" office:value="54.8223350253807" calcext:value-type="float">
            <text:p>54.8223350253807</text:p>
          </table:table-cell>
          <table:table-cell table:number-columns-repeated="17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191.985328256442" calcext:value-type="float">
            <text:p>-191.985328256442</text:p>
          </table:table-cell>
          <table:table-cell table:style-name="Default" office:value-type="float" office:value="-14.4548410777989" calcext:value-type="float">
            <text:p>-14.4548410777989</text:p>
          </table:table-cell>
          <table:table-cell table:style-name="Default" office:value-type="float" office:value="-177.530487178643" calcext:value-type="float">
            <text:p>-177.530487178643</text:p>
          </table:table-cell>
          <table:table-cell table:style-name="Default" office:value-type="float" office:value="57.3849878934625" calcext:value-type="float">
            <text:p>57.3849878934625</text:p>
          </table:table-cell>
          <table:table-cell table:style-name="Default" office:value-type="float" office:value="62.5" calcext:value-type="float">
            <text:p>62.5</text:p>
          </table:table-cell>
          <table:table-cell table:style-name="Default" office:value-type="float" office:value="51.7766497461929" calcext:value-type="float">
            <text:p>51.7766497461929</text:p>
          </table:table-cell>
          <table:table-cell table:number-columns-repeated="9"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style-name="Default" office:value-type="float" office:value="-2432.5219230809" calcext:value-type="float">
            <text:p>-2432.5219230809</text:p>
          </table:table-cell>
          <table:table-cell table:style-name="Default" office:value-type="float" office:value="-1103.12050648091" calcext:value-type="float">
            <text:p>-1103.12050648091</text:p>
          </table:table-cell>
          <table:table-cell table:style-name="Default" office:value-type="float" office:value="-1329.40141659999" calcext:value-type="float">
            <text:p>-1329.40141659999</text:p>
          </table:table-cell>
          <table:table-cell table:style-name="Default" office:value-type="float" office:value="16.0671462829736" calcext:value-type="float">
            <text:p>16.0671462829736</text:p>
          </table:table-cell>
          <table:table-cell table:style-name="Default" office:value-type="float" office:value="14.0350877192982" calcext:value-type="float">
            <text:p>14.0350877192982</text:p>
          </table:table-cell>
          <table:table-cell table:style-name="Default" office:value-type="float" office:value="17.479674796748" calcext:value-type="float">
            <text:p>17.479674796748</text:p>
          </table:table-cell>
          <table:table-cell table:number-columns-repeated="17"/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-134.105014472597" calcext:value-type="float">
            <text:p>-134.105014472597</text:p>
          </table:table-cell>
          <table:table-cell table:style-name="Default" office:value-type="float" office:value="-23.4651441251318" calcext:value-type="float">
            <text:p>-23.4651441251318</text:p>
          </table:table-cell>
          <table:table-cell table:style-name="Default" office:value-type="float" office:value="-110.639870347466" calcext:value-type="float">
            <text:p>-110.639870347466</text:p>
          </table:table-cell>
          <table:table-cell table:style-name="Default" office:value-type="float" office:value="56.1743341404358" calcext:value-type="float">
            <text:p>56.1743341404358</text:p>
          </table:table-cell>
          <table:table-cell table:style-name="Default" office:value-type="float" office:value="61.1111111111111" calcext:value-type="float">
            <text:p>61.1111111111111</text:p>
          </table:table-cell>
          <table:table-cell table:style-name="Default" office:value-type="float" office:value="50.761421319797" calcext:value-type="float">
            <text:p>50.761421319797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style-name="Default" office:value-type="float" office:value="-1219.0228618701" calcext:value-type="float">
            <text:p>-1219.0228618701</text:p>
          </table:table-cell>
          <table:table-cell table:style-name="Default" office:value-type="float" office:value="-631.709985258735" calcext:value-type="float">
            <text:p>-631.709985258735</text:p>
          </table:table-cell>
          <table:table-cell table:style-name="Default" office:value-type="float" office:value="-587.312876611367" calcext:value-type="float">
            <text:p>-587.312876611367</text:p>
          </table:table-cell>
          <table:table-cell table:style-name="Default" office:value-type="float" office:value="33.2541567695962" calcext:value-type="float">
            <text:p>33.2541567695962</text:p>
          </table:table-cell>
          <table:table-cell table:style-name="Default" office:value-type="float" office:value="29.4392523364486" calcext:value-type="float">
            <text:p>29.4392523364486</text:p>
          </table:table-cell>
          <table:table-cell table:style-name="Default" office:value-type="float" office:value="37.1980676328502" calcext:value-type="float">
            <text:p>37.1980676328502</text:p>
          </table:table-cell>
          <table:table-cell table:number-columns-repeated="17"/>
          <table:table-cell table:style-name="Default" office:value-type="float" office:value="360" calcext:value-type="float">
            <text:p>360</text:p>
          </table:table-cell>
          <table:table-cell table:style-name="ce4" office:value-type="float" office:value="-45.3517789183518" calcext:value-type="float">
            <text:p>-45.3517789183518</text:p>
          </table:table-cell>
          <table:table-cell table:style-name="Default" office:value-type="float" office:value="-9.64419827395978" calcext:value-type="float">
            <text:p>-9.64419827395978</text:p>
          </table:table-cell>
          <table:table-cell table:style-name="ce4" office:value-type="float" office:value="-35.707580644392" calcext:value-type="float">
            <text:p>-35.707580644392</text:p>
          </table:table-cell>
          <table:table-cell table:style-name="Default" office:value-type="float" office:value="48.5436893203884" calcext:value-type="float">
            <text:p>48.5436893203884</text:p>
          </table:table-cell>
          <table:table-cell table:style-name="Default" office:value-type="float" office:value="52.7777777777778" calcext:value-type="float">
            <text:p>52.7777777777778</text:p>
          </table:table-cell>
          <table:table-cell table:style-name="Default" office:value-type="float" office:value="43.8775510204082" calcext:value-type="float">
            <text:p>43.8775510204082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style-name="Default" office:value-type="float" office:value="-705.002452076435" calcext:value-type="float">
            <text:p>-705.002452076435</text:p>
          </table:table-cell>
          <table:table-cell table:style-name="Default" office:value-type="float" office:value="-333.022563123128" calcext:value-type="float">
            <text:p>-333.022563123128</text:p>
          </table:table-cell>
          <table:table-cell table:style-name="Default" office:value-type="float" office:value="-371.979888953308" calcext:value-type="float">
            <text:p>-371.979888953308</text:p>
          </table:table-cell>
          <table:table-cell table:style-name="Default" office:value-type="float" office:value="41.1483253588517" calcext:value-type="float">
            <text:p>41.1483253588517</text:p>
          </table:table-cell>
          <table:table-cell table:style-name="Default" office:value-type="float" office:value="42.0792079207921" calcext:value-type="float">
            <text:p>42.0792079207921</text:p>
          </table:table-cell>
          <table:table-cell table:style-name="Default" office:value-type="float" office:value="40.2777777777778" calcext:value-type="float">
            <text:p>40.2777777777778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style-name="Default" office:value-type="float" office:value="-452.255567409707" calcext:value-type="float">
            <text:p>-452.255567409707</text:p>
          </table:table-cell>
          <table:table-cell table:style-name="Default" office:value-type="float" office:value="-252.626865582612" calcext:value-type="float">
            <text:p>-252.626865582612</text:p>
          </table:table-cell>
          <table:table-cell table:style-name="Default" office:value-type="float" office:value="-199.628701827094" calcext:value-type="float">
            <text:p>-199.628701827094</text:p>
          </table:table-cell>
          <table:table-cell table:style-name="Default" office:value-type="float" office:value="52.9137529137529" calcext:value-type="float">
            <text:p>52.9137529137529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2.8384279475983" calcext:value-type="float">
            <text:p>52.8384279475983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Default" office:value-type="float" office:value="-38.5986649206963" calcext:value-type="float">
            <text:p>-38.5986649206963</text:p>
          </table:table-cell>
          <table:table-cell table:style-name="Default" office:value-type="float" office:value="91.6350675836708" calcext:value-type="float">
            <text:p>91.6350675836708</text:p>
          </table:table-cell>
          <table:table-cell table:style-name="Default" office:value-type="float" office:value="-130.233732504367" calcext:value-type="float">
            <text:p>-130.233732504367</text:p>
          </table:table-cell>
          <table:table-cell table:style-name="Default" office:value-type="float" office:value="55.632183908046" calcext:value-type="float">
            <text:p>55.632183908046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51.4150943396226" calcext:value-type="float">
            <text:p>51.4150943396226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458.608713486836" calcext:value-type="float">
            <text:p>-458.608713486836</text:p>
          </table:table-cell>
          <table:table-cell table:style-name="Default" office:value-type="float" office:value="-280.965809448661" calcext:value-type="float">
            <text:p>-280.965809448661</text:p>
          </table:table-cell>
          <table:table-cell table:style-name="Default" office:value-type="float" office:value="-177.642904038175" calcext:value-type="float">
            <text:p>-177.642904038175</text:p>
          </table:table-cell>
          <table:table-cell table:style-name="Default" office:value-type="float" office:value="48.8095238095238" calcext:value-type="float">
            <text:p>48.8095238095238</text:p>
          </table:table-cell>
          <table:table-cell table:style-name="Default" office:value-type="float" office:value="47.926267281106" calcext:value-type="float">
            <text:p>47.926267281106</text:p>
          </table:table-cell>
          <table:table-cell table:style-name="Default" office:value-type="float" office:value="49.7536945812808" calcext:value-type="float">
            <text:p>49.7536945812808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356.330072759395" calcext:value-type="float">
            <text:p>-356.330072759395</text:p>
          </table:table-cell>
          <table:table-cell table:style-name="Default" office:value-type="float" office:value="-154.585136427569" calcext:value-type="float">
            <text:p>-154.585136427569</text:p>
          </table:table-cell>
          <table:table-cell table:style-name="Default" office:value-type="float" office:value="-201.744936331826" calcext:value-type="float">
            <text:p>-201.744936331826</text:p>
          </table:table-cell>
          <table:table-cell table:style-name="Default" office:value-type="float" office:value="54.040404040404" calcext:value-type="float">
            <text:p>54.040404040404</text:p>
          </table:table-cell>
          <table:table-cell table:style-name="Default" office:value-type="float" office:value="60.1895734597156" calcext:value-type="float">
            <text:p>60.1895734597156</text:p>
          </table:table-cell>
          <table:table-cell table:style-name="Default" office:value-type="float" office:value="47.027027027027" calcext:value-type="float">
            <text:p>47.027027027027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419.113716912618" calcext:value-type="float">
            <text:p>-419.113716912618</text:p>
          </table:table-cell>
          <table:table-cell table:style-name="Default" office:value-type="float" office:value="-223.616099067445" calcext:value-type="float">
            <text:p>-223.616099067445</text:p>
          </table:table-cell>
          <table:table-cell table:style-name="Default" office:value-type="float" office:value="-195.497617845173" calcext:value-type="float">
            <text:p>-195.497617845173</text:p>
          </table:table-cell>
          <table:table-cell table:style-name="Default" office:value-type="float" office:value="50.2604166666667" calcext:value-type="float">
            <text:p>50.2604166666667</text:p>
          </table:table-cell>
          <table:table-cell table:style-name="Default" office:value-type="float" office:value="52.2842639593909" calcext:value-type="float">
            <text:p>52.2842639593909</text:p>
          </table:table-cell>
          <table:table-cell table:style-name="Default" office:value-type="float" office:value="48.1283422459893" calcext:value-type="float">
            <text:p>48.1283422459893</text:p>
          </table:table-cell>
          <table:table-cell table:number-columns-repeated="17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style-name="Default" office:value-type="float" office:value="-490.036747785504" calcext:value-type="float">
            <text:p>-490.036747785504</text:p>
          </table:table-cell>
          <table:table-cell table:style-name="Default" office:value-type="float" office:value="-289.466613385126" calcext:value-type="float">
            <text:p>-289.466613385126</text:p>
          </table:table-cell>
          <table:table-cell table:style-name="Default" office:value-type="float" office:value="-200.570134400377" calcext:value-type="float">
            <text:p>-200.570134400377</text:p>
          </table:table-cell>
          <table:table-cell table:style-name="Default" office:value-type="float" office:value="45.4767726161369" calcext:value-type="float">
            <text:p>45.4767726161369</text:p>
          </table:table-cell>
          <table:table-cell table:style-name="Default" office:value-type="float" office:value="44.6601941747573" calcext:value-type="float">
            <text:p>44.6601941747573</text:p>
          </table:table-cell>
          <table:table-cell table:style-name="Default" office:value-type="float" office:value="46.3054187192118" calcext:value-type="float">
            <text:p>46.305418719211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421.6282129426" calcext:value-type="float">
            <text:p>-421.6282129426</text:p>
          </table:table-cell>
          <table:table-cell table:style-name="Default" office:value-type="float" office:value="-139.769787871176" calcext:value-type="float">
            <text:p>-139.769787871176</text:p>
          </table:table-cell>
          <table:table-cell table:style-name="Default" office:value-type="float" office:value="-281.858425071423" calcext:value-type="float">
            <text:p>-281.858425071423</text:p>
          </table:table-cell>
          <table:table-cell table:style-name="Default" office:value-type="float" office:value="48.1958762886598" calcext:value-type="float">
            <text:p>48.1958762886598</text:p>
          </table:table-cell>
          <table:table-cell table:style-name="Default" office:value-type="float" office:value="52.5423728813559" calcext:value-type="float">
            <text:p>52.5423728813559</text:p>
          </table:table-cell>
          <table:table-cell table:style-name="Default" office:value-type="float" office:value="44.5497630331754" calcext:value-type="float">
            <text:p>44.549763033175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-404.961104899957" calcext:value-type="float">
            <text:p>-404.961104899957</text:p>
          </table:table-cell>
          <table:table-cell table:style-name="Default" office:value-type="float" office:value="-178.059183022682" calcext:value-type="float">
            <text:p>-178.059183022682</text:p>
          </table:table-cell>
          <table:table-cell table:style-name="Default" office:value-type="float" office:value="-226.901921877275" calcext:value-type="float">
            <text:p>-226.901921877275</text:p>
          </table:table-cell>
          <table:table-cell table:style-name="Default" office:value-type="float" office:value="46.9543147208122" calcext:value-type="float">
            <text:p>46.9543147208122</text:p>
          </table:table-cell>
          <table:table-cell table:style-name="Default" office:value-type="float" office:value="49.2063492063492" calcext:value-type="float">
            <text:p>49.2063492063492</text:p>
          </table:table-cell>
          <table:table-cell table:style-name="Default" office:value-type="float" office:value="44.8780487804878" calcext:value-type="float">
            <text:p>44.878048780487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1332.50350021333" calcext:value-type="float">
            <text:p>-1332.50350021333</text:p>
          </table:table-cell>
          <table:table-cell table:style-name="Default" office:value-type="float" office:value="-708.738686778909" calcext:value-type="float">
            <text:p>-708.738686778909</text:p>
          </table:table-cell>
          <table:table-cell table:style-name="Default" office:value-type="float" office:value="-623.76481343442" calcext:value-type="float">
            <text:p>-623.76481343442</text:p>
          </table:table-cell>
          <table:table-cell table:style-name="Default" office:value-type="float" office:value="39.1705069124424" calcext:value-type="float">
            <text:p>39.1705069124424</text:p>
          </table:table-cell>
          <table:table-cell table:style-name="Default" office:value-type="float" office:value="35.978835978836" calcext:value-type="float">
            <text:p>35.978835978836</text:p>
          </table:table-cell>
          <table:table-cell table:style-name="Default" office:value-type="float" office:value="41.6326530612245" calcext:value-type="float">
            <text:p>41.632653061224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-714.874277799062" calcext:value-type="float">
            <text:p>-714.874277799062</text:p>
          </table:table-cell>
          <table:table-cell table:style-name="Default" office:value-type="float" office:value="-415.764203571696" calcext:value-type="float">
            <text:p>-415.764203571696</text:p>
          </table:table-cell>
          <table:table-cell table:style-name="Default" office:value-type="float" office:value="-299.110074227366" calcext:value-type="float">
            <text:p>-299.110074227366</text:p>
          </table:table-cell>
          <table:table-cell table:style-name="Default" office:value-type="float" office:value="51.0548523206751" calcext:value-type="float">
            <text:p>51.0548523206751</text:p>
          </table:table-cell>
          <table:table-cell table:style-name="Default" office:value-type="float" office:value="48.3568075117371" calcext:value-type="float">
            <text:p>48.3568075117371</text:p>
          </table:table-cell>
          <table:table-cell table:style-name="Default" office:value-type="float" office:value="53.2567049808429" calcext:value-type="float">
            <text:p>53.256704980842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1329.57485063712" calcext:value-type="float">
            <text:p>-1329.57485063712</text:p>
          </table:table-cell>
          <table:table-cell table:style-name="Default" office:value-type="float" office:value="-689.702829090627" calcext:value-type="float">
            <text:p>-689.702829090627</text:p>
          </table:table-cell>
          <table:table-cell table:style-name="Default" office:value-type="float" office:value="-639.872021546492" calcext:value-type="float">
            <text:p>-639.872021546492</text:p>
          </table:table-cell>
          <table:table-cell table:style-name="Default" office:value-type="float" office:value="32.5581395348837" calcext:value-type="float">
            <text:p>32.5581395348837</text:p>
          </table:table-cell>
          <table:table-cell table:style-name="Default" office:value-type="float" office:value="28.1407035175879" calcext:value-type="float">
            <text:p>28.1407035175879</text:p>
          </table:table-cell>
          <table:table-cell table:style-name="Default" office:value-type="float" office:value="36.3636363636364" calcext:value-type="float">
            <text:p>36.3636363636364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2:59:11.319871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6-03T13:01:48.890933326</dc:date>
    <meta:editing-duration>PT2H36M8S</meta:editing-duration>
    <meta:editing-cycles>24</meta:editing-cycles>
    <meta:generator>LibreOffice/6.4.7.2$Linux_X86_64 LibreOffice_project/40$Build-2</meta:generator>
    <meta:document-statistic meta:table-count="1" meta:cell-count="735" meta:object-count="0"/>
  </office:meta>
</office:document-meta>
</file>